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2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56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949cm" fo:min-width="3.304cm"/>
      <style:paragraph-properties style:writing-mode="lr-tb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  <style:paragraph-properties style:writing-mode="lr-tb"/>
    </style:style>
    <style:style style:name="gr6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791cm" fo:min-width="3.26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066cm"/>
      <style:paragraph-properties style:writing-mode="lr-tb"/>
    </style:style>
    <style:style style:name="gr9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171cm" fo:min-width="3.999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88cm" fo:min-width="3.558cm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171cm" fo:min-width="2.429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0.996cm" fo:min-width="1.689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loext:graphic-properties draw:fill="none" draw:fill-color="#ffffff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127622"/>
    </style:style>
    <style:style style:name="P5" style:family="paragraph">
      <loext:graphic-properties draw:fill="none" draw:fill-color="#ffffff"/>
      <style:text-properties fo:color="#127622" style:font-name="Courier New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1276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127622"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71cm" svg:x="0.617cm" svg:y="3.1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14cm" svg:height="1.971cm" svg:x="5.697cm" svg:y="3.1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, </text:span><text:span text:style-name="T2">DSC_Outlier</text:span><text:span text:style-name="T3">,</text:span></text:p>
          <text:p text:style-name="P1"><text:span text:style-name="T4">DSC_SinglePass</text:span><text:span text:style-name="T1">)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44cm" svg:height="2.641cm" svg:x="11.201cm" svg:y="2.559cm">
          <draw:text-box>
            <text:p><text:span text:style-name="T5">get_centers()</text:span><text:span text:style-name="T5"><text:line-break/></text:span><text:span text:style-name="T5">get_weights()</text:span></text:p>
            <text:p><text:span text:style-name="T6">get_outlier_positions()</text:span><text:span text:style-name="T5"><text:line-break/></text:span><text:span text:style-name="T5">evaluate()</text:span></text:p>
            <text:p><text:span text:style-name="T5">plot()</text:span></text:p>
          </draw:text-box>
        </draw:frame>
        <draw:line draw:style-name="gr4" draw:text-style-name="P1" draw:layer="layout" svg:x1="6.584cm" svg:y1="5.171cm" svg:x2="4.679cm" svg:y2="6.696cm">
          <text:p/>
        </draw:line>
        <draw:line draw:style-name="gr4" draw:text-style-name="P1" draw:layer="layout" svg:x1="5.314cm" svg:y1="6.696cm" svg:x2="7.219cm" svg:y2="5.171cm">
          <text:p/>
        </draw:line>
        <draw:line draw:style-name="gr4" draw:text-style-name="P1" draw:layer="layout" svg:x1="2.204cm" svg:y1="5.171cm" svg:x2="4.426cm" svg:y2="6.696cm">
          <text:p/>
        </draw:line>
        <draw:frame draw:style-name="gr5" draw:text-style-name="P3" draw:layer="layout" svg:width="2.788cm" svg:height="0.738cm" svg:x="3.161cm" svg:y="6.882cm">
          <draw:text-box>
            <text:p><text:span text:style-name="T5">update()</text:span></text:p>
          </draw:text-box>
        </draw:frame>
        <draw:line draw:style-name="gr4" draw:text-style-name="P1" draw:layer="layout" svg:x1="9.978cm" svg:y1="3.551cm" svg:x2="11.295cm" svg:y2="3.551cm">
          <text:p/>
        </draw:line>
        <draw:custom-shape draw:style-name="gr6" draw:text-style-name="P2" draw:layer="layout" svg:width="3.81cm" svg:height="2.091cm" svg:x="5.975cm" svg:y="8.115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04cm" svg:y1="6.969cm" svg:x2="7.604cm" svg:y2="8.002cm">
          <text:p/>
        </draw:line>
        <draw:line draw:style-name="gr4" draw:text-style-name="P1" draw:layer="layout" svg:x1="7.985cm" svg:y1="7.985cm" svg:x2="7.985cm" svg:y2="6.902cm">
          <text:p/>
        </draw:line>
        <draw:line draw:style-name="gr4" draw:text-style-name="P1" draw:layer="layout" svg:x1="7.82cm" svg:y1="5.135cm" svg:x2="7.858cm" svg:y2="6.461cm">
          <text:p/>
        </draw:line>
        <draw:frame draw:style-name="gr7" draw:text-style-name="P3" draw:layer="layout" svg:width="3.296cm" svg:height="0.738cm" svg:x="6.633cm" svg:y="6.325cm">
          <draw:text-box>
            <text:p><text:span text:style-name="T5">recluster()</text:span></text:p>
          </draw:text-box>
        </draw:frame>
        <draw:line draw:style-name="gr4" draw:text-style-name="P1" draw:layer="layout" svg:x1="10.017cm" svg:y1="8.62cm" svg:x2="11.287cm" svg:y2="8.62cm">
          <text:p/>
        </draw:line>
        <draw:frame draw:style-name="gr3" draw:text-style-name="P3" draw:layer="layout" svg:width="3.804cm" svg:height="2.199cm" svg:x="11.166cm" svg:y="7.691cm">
          <draw:text-box>
            <text:p><text:span text:style-name="T5">get_centers()</text:span><text:span text:style-name="T5"><text:line-break/></text:span><text:span text:style-name="T5">get_weights()</text:span><text:span text:style-name="T5"><text:line-break/></text:span><text:span text:style-name="T5">evaluate()</text:span></text:p>
            <text:p><text:span text:style-name="T5">plot()</text:span></text:p>
          </draw:text-box>
        </draw:frame>
        <draw:line draw:style-name="gr4" draw:text-style-name="P1" draw:layer="layout" svg:x1="2.119cm" svg:y1="2.987cm" svg:x2="4.388cm" svg:y2="1.652cm">
          <text:p/>
        </draw:line>
        <draw:frame draw:style-name="gr8" draw:text-style-name="P3" draw:layer="layout" svg:width="4.566cm" svg:height="0.738cm" svg:x="2.784cm" svg:y="1cm">
          <draw:text-box>
            <text:p><text:span text:style-name="T5">get_assignment()</text:span></text:p>
          </draw:text-box>
        </draw:frame>
        <draw:line draw:style-name="gr4" draw:text-style-name="P1" draw:layer="layout" svg:x1="6.507cm" svg:y1="2.987cm" svg:x2="4.672cm" svg:y2="1.618cm">
          <text:p/>
        </draw:line>
        <draw:line draw:style-name="gr4" draw:text-style-name="P1" draw:layer="layout" svg:x1="7.163cm" svg:y1="1.366cm" svg:x2="9.385cm" svg:y2="1.366cm">
          <text:p/>
        </draw:line>
        <draw:custom-shape draw:style-name="gr9" draw:text-style-name="P1" draw:layer="layout" svg:width="4.548cm" svg:height="1.83cm" svg:x="9.669cm" svg:y="0.405cm">
          <text:p text:style-name="P1"><text:span text:style-name="T1">Cluster assignments</text:span></text:p>
          <text:p text:style-name="P1"><text:span text:style-name="T2">Outlier ids and mark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9.954cm" svg:y1="10.042cm" svg:x2="11.287cm" svg:y2="10.652cm">
          <text:p/>
        </draw:line>
        <draw:frame draw:style-name="gr10" draw:text-style-name="P3" draw:layer="layout" svg:width="4.058cm" svg:height="0.738cm" svg:x="11.16cm" svg:y="10.271cm">
          <draw:text-box>
            <text:p><text:span text:style-name="T5">microToMacro()</text:span></text:p>
          </draw:text-box>
        </draw:frame>
        <draw:custom-shape draw:style-name="gr11" draw:text-style-name="P1" draw:layer="layout" svg:width="2.978cm" svg:height="1.83cm" svg:x="16.278cm" svg:y="9.847cm">
          <text:p text:style-name="P1"><text:span text:style-name="T1">Macro-cluster</text:span></text:p>
          <text:p text:style-name="P1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14.97cm" svg:y1="10.652cm" svg:x2="16.113cm" svg:y2="10.652cm">
          <text:p/>
        </draw:line>
        <draw:line draw:style-name="gr4" draw:text-style-name="P1" draw:layer="layout" svg:x1="5.306cm" svg:y1="1.635cm" svg:x2="7.141cm" svg:y2="2.987cm">
          <text:p/>
        </draw:line>
        <draw:frame draw:style-name="gr7" draw:text-style-name="P5" draw:layer="layout" svg:width="4.82cm" svg:height="0.738cm" svg:x="10.525cm" svg:y="6.334cm">
          <draw:text-box>
            <text:p text:style-name="P4"><text:span text:style-name="T5">recheck_outlier()</text:span></text:p>
          </draw:text-box>
        </draw:frame>
        <draw:line draw:style-name="gr4" draw:text-style-name="P1" draw:layer="layout" svg:x1="9.852cm" svg:y1="5.191cm" svg:x2="10.906cm" svg:y2="6.461cm">
          <text:p/>
        </draw:line>
        <draw:custom-shape draw:style-name="gr12" draw:text-style-name="P1" draw:layer="layout" svg:width="2.238cm" svg:height="1.612cm" svg:x="16.367cm" svg:y="6.08cm">
          <text:p text:style-name="P1"><text:span text:style-name="T1">Outlier</text:span></text:p>
          <text:p text:style-name="P1"><text:span text:style-name="T1">validit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15.097cm" svg:y1="6.715cm" svg:x2="16.24cm" svg:y2="6.7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066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Michael Hahsler</meta:initial-creator>
    <meta:creation-date>2011-07-22T14:15:03</meta:creation-date>
    <dc:date>2020-10-21T08:38:09.236305306</dc:date>
    <meta:editing-duration>PT46M36S</meta:editing-duration>
    <meta:editing-cycles>16</meta:editing-cycles>
    <meta:generator>LibreOffice/6.4.4.2$MacOSX_X86_64 LibreOffice_project/3d775be2011f3886db32dfd395a6a6d1ca2630ff</meta:generator>
    <meta:document-statistic meta:object-count="29"/>
  </office:meta>
</office:document-meta>
</file>